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bd93"/>
    </style:style>
    <style:style style:name="P2" style:family="paragraph" style:parent-style-name="Standard">
      <style:text-properties officeooo:paragraph-rsid="0012bd93" fo:background-color="#81d41a"/>
    </style:style>
    <style:style style:name="P3" style:family="paragraph" style:parent-style-name="Standard">
      <style:text-properties fo:font-size="14pt" officeooo:rsid="0012bd93" officeooo:paragraph-rsid="0012bd93" style:font-size-asian="14pt" style:font-size-complex="14pt"/>
    </style:style>
    <style:style style:name="P4" style:family="paragraph" style:parent-style-name="Standard">
      <style:paragraph-properties fo:text-align="justify" style:justify-single-word="false"/>
      <style:text-properties fo:font-size="16pt" officeooo:rsid="0012bd93" officeooo:paragraph-rsid="0012bd93" style:font-size-asian="16pt" style:font-size-complex="16pt"/>
    </style:style>
    <style:style style:name="P5" style:family="paragraph" style:parent-style-name="Standard">
      <style:paragraph-properties fo:text-align="justify" style:justify-single-word="false"/>
      <style:text-properties fo:font-size="16pt" officeooo:rsid="0013e2d6" officeooo:paragraph-rsid="0013e2d6" style:font-size-asian="16pt" style:font-size-complex="16pt"/>
    </style:style>
    <style:style style:name="P6" style:family="paragraph" style:parent-style-name="Standard">
      <style:paragraph-properties fo:text-align="justify" style:justify-single-word="false"/>
      <style:text-properties fo:font-size="16pt" officeooo:rsid="0013fb88" officeooo:paragraph-rsid="0013fb88" style:font-size-asian="14pt" style:font-size-complex="16pt"/>
    </style:style>
    <style:style style:name="P7" style:family="paragraph" style:parent-style-name="Standard">
      <style:paragraph-properties fo:text-align="center" style:justify-single-word="false"/>
      <style:text-properties fo:font-size="24pt" officeooo:rsid="0012bd93" officeooo:paragraph-rsid="0012bd93" style:font-size-asian="24pt" style:font-size-complex="24pt"/>
    </style:style>
    <style:style style:name="P8" style:family="paragraph" style:parent-style-name="Standard">
      <style:paragraph-properties fo:text-align="justify" style:justify-single-word="false"/>
      <style:text-properties officeooo:paragraph-rsid="0012bd93"/>
    </style:style>
    <style:style style:name="P9" style:family="paragraph" style:parent-style-name="Standard">
      <style:paragraph-properties fo:text-align="justify" style:justify-single-word="false"/>
      <style:text-properties officeooo:rsid="0013fb88" officeooo:paragraph-rsid="0012bd93"/>
    </style:style>
    <style:style style:name="T1" style:family="text">
      <style:text-properties officeooo:rsid="0013e2d6"/>
    </style:style>
    <style:style style:name="T2" style:family="text">
      <style:text-properties officeooo:rsid="001683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rrière Clément</text:p>
      <text:p text:style-name="P3">Baynaud Joakim</text:p>
      <text:p text:style-name="P7">Rapport de conception</text:p>
      <text:p text:style-name="P8"/>
      <text:p text:style-name="P4">Ce script permet de manipuler une liste permettant la gestion de prêt de documents. Cela inclus, l’ajout d’un nouvel article, le renseignement des articles correspondant comme étant prêtée <text:span text:style-name="T1">et affiche le contenu de l’article. </text:span><text:span text:style-name="T2">Toutes ces actions sont sensé être suffisante pour la manipulation complète des données de prêt.sh</text:span></text:p>
      <text:p text:style-name="P4"/>
      <text:p text:style-name="P4"/>
      <text:p text:style-name="P5">Le script s’appelle avec la commande $ ./pret.sh .Son premier argument est l’action que l’on veut effectuer, tel que init,add,lend,retriev et list, et son deuxième argument l’article concerné. <text:span text:style-name="T2">Avec ces simple consigne il est possible d’effectuer toutes les actions possible avec du script, ce qui permet de complètement manipuler la base de donné de prêt.sh.</text:span></text:p>
      <text:p text:style-name="P5"/>
      <text:p text:style-name="P9"/>
      <text:p text:style-name="P6">La principale difficulté rencontré a été la documentation du langage json , non-pas parce qu’il <text:s/>était très peu renseigné mais plutôt car il peut être compliqué de trouver la commande que l’on recherche afin de faire une action particulière avec notre script, il est très facile de se perdre et de se pencher sur une commande trop complexe <text:s/>et/ou trop précise alors qu’une autre commande plus concise et efficace répond également à notre besoins .</text:p>
      <text:p text:style-name="P1"/>
      <text:p text:style-name="P1"/>
      <text:p text:style-name="P1"/>
      <text:p text:style-name="P1"/>
      <text:p text:style-name="P2"/>
      <text:p text:style-name="P2">1. les auteurs du travail ;</text:p>
      <text:p text:style-name="P2">2. ce que fait le script ;</text:p>
      <text:p text:style-name="P2">3. la syntaxe d’appel du script ;</text:p>
      <text:p text:style-name="P2">4. les difficultés rencontrées lors du projet ;</text:p>
      <text:p text:style-name="P1">5. le travail qui a été réalisé ;</text:p>
      <text:p text:style-name="P1">6. les améliorations éventuellement faites.</text:p>
      <text:p text:style-name="P1">7. des traces d’exécution qui prouvent qu’il fonctionn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21:26:42.852533969</meta:creation-date>
    <dc:date>2023-12-02T22:55:38.949640922</dc:date>
    <meta:editing-duration>PT8M14S</meta:editing-duration>
    <meta:editing-cycles>2</meta:editing-cycles>
    <meta:generator>LibreOffice/7.3.7.2$Linux_X86_64 LibreOffice_project/30$Build-2</meta:generator>
    <meta:document-statistic meta:table-count="0" meta:image-count="0" meta:object-count="0" meta:page-count="1" meta:paragraph-count="13" meta:word-count="236" meta:character-count="1445" meta:non-whitespace-character-count="1220"/>
  </office:meta>
</office:document-meta>
</file>